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f57" officeooo:paragraph-rsid="00026f57"/>
    </style:style>
    <style:style style:name="P2" style:family="paragraph" style:parent-style-name="Standard">
      <style:text-properties officeooo:rsid="00026f57" officeooo:paragraph-rsid="0003ef67"/>
    </style:style>
    <style:style style:name="P3" style:family="paragraph" style:parent-style-name="Standard">
      <style:text-properties officeooo:rsid="0003ef67" officeooo:paragraph-rsid="0003ef67"/>
    </style:style>
    <style:style style:name="P4" style:family="paragraph" style:parent-style-name="Standard">
      <style:text-properties fo:color="#000000" officeooo:rsid="0003ef67" officeooo:paragraph-rsid="0003ef67"/>
    </style:style>
    <style:style style:name="P5" style:family="paragraph" style:parent-style-name="Standard">
      <style:text-properties fo:color="#000000" fo:font-weight="normal" officeooo:rsid="0003ef67" officeooo:paragraph-rsid="0003ef67" style:font-weight-asian="normal" style:font-weight-complex="normal"/>
    </style:style>
    <style:style style:name="P6" style:family="paragraph" style:parent-style-name="Standard">
      <style:text-properties officeooo:paragraph-rsid="0005ca54"/>
    </style:style>
    <style:style style:name="P7" style:family="paragraph" style:parent-style-name="Standard">
      <style:text-properties fo:font-style="italic" officeooo:rsid="0005ca54" officeooo:paragraph-rsid="0006bc7b" style:font-style-asian="italic" style:font-style-complex="italic"/>
    </style:style>
    <style:style style:name="P8" style:family="paragraph" style:parent-style-name="Standard">
      <style:text-properties officeooo:rsid="0005ca54" officeooo:paragraph-rsid="0005ca54"/>
    </style:style>
    <style:style style:name="P9" style:family="paragraph" style:parent-style-name="Standard">
      <style:text-properties officeooo:rsid="0005ca54" officeooo:paragraph-rsid="0006bc7b"/>
    </style:style>
    <style:style style:name="P10" style:family="paragraph" style:parent-style-name="Standard">
      <style:text-properties fo:font-style="normal" officeooo:rsid="000744d6" officeooo:paragraph-rsid="000744d6" style:font-style-asian="normal" style:font-style-complex="normal"/>
    </style:style>
    <style:style style:name="P11" style:family="paragraph" style:parent-style-name="Standard">
      <style:text-properties fo:color="#c9211e" fo:font-weight="bold" officeooo:rsid="0003ef67" officeooo:paragraph-rsid="0003ef67" style:font-weight-asian="bold" style:font-weight-complex="bold"/>
    </style:style>
    <style:style style:name="P12" style:family="paragraph" style:parent-style-name="Standard">
      <style:text-properties fo:color="#000000" fo:font-style="italic" fo:font-weight="normal" officeooo:rsid="0005ca54" officeooo:paragraph-rsid="0005ca5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000000" fo:font-weight="normal" officeooo:rsid="0006bc7b" officeooo:paragraph-rsid="0006bc7b" style:font-weight-asian="normal" style:font-weight-complex="normal"/>
    </style:style>
    <style:style style:name="P14" style:family="paragraph" style:parent-style-name="Standard">
      <style:text-properties fo:color="#000000" fo:font-weight="normal" officeooo:rsid="0005ca54" officeooo:paragraph-rsid="0005ca54" style:font-weight-asian="normal" style:font-weight-complex="normal"/>
    </style:style>
    <style:style style:name="P15" style:family="paragraph" style:parent-style-name="Standard">
      <style:text-properties fo:color="#000000" fo:font-style="normal" fo:font-weight="normal" officeooo:rsid="0006bc7b" officeooo:paragraph-rsid="0006bc7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officeooo:rsid="000744d6" officeooo:paragraph-rsid="000744d6" style:font-style-asian="normal" style:font-style-complex="normal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05ca54" style:font-weight-asian="normal" style:font-weight-complex="normal"/>
    </style:style>
    <style:style style:name="T7" style:family="text">
      <style:text-properties fo:color="#000000" fo:font-weight="normal" officeooo:rsid="0006bc7b" style:font-weight-asian="normal" style:font-weight-complex="normal"/>
    </style:style>
    <style:style style:name="T8" style:family="text">
      <style:text-properties fo:color="#000000" fo:font-weight="normal" officeooo:rsid="000744d6" style:font-weight-asian="normal" style:font-weight-complex="normal"/>
    </style:style>
    <style:style style:name="T9" style:family="text">
      <style:text-properties fo:color="#000000" fo:font-weight="normal" officeooo:rsid="00088361" style:font-weight-asian="normal" style:font-weight-complex="normal"/>
    </style:style>
    <style:style style:name="T10" style:family="text">
      <style:text-properties fo:color="#000000" fo:font-weight="normal" fo:background-color="#ffff00" loext:char-shading-value="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s</text:p>
      <text:p text:style-name="P1">PARTIE 2 – LECTURE ET ECRITURE</text:p>
      <text:p text:style-name="P1"/>
      <text:p text:style-name="P1">Exercice 2.1 Quel résultat produit le programme suivant ? Variables val, double en Numériques Début</text:p>
      <text:p text:style-name="P2">Val ← 231 </text:p>
      <text:p text:style-name="P2">Double ← Val * 2 </text:p>
      <text:p text:style-name="P2">Ecrire Val Ecrire Double </text:p>
      <text:p text:style-name="P2">Fin</text:p>
      <text:p text:style-name="P3">Résultat : <text:span text:style-name="T1">si l’utilisateur saisi la valeur 231, le programme écrira «</text:span><text:span text:style-name="T2"> Val </text:span><text:span text:style-name="T1">»</text:span></text:p>
      <text:p text:style-name="P3"><text:span text:style-name="T1"><text:tab/> <text:s text:c="2"/>Si <text:s/>l’utilisateur saisi 462, le programme écrira «</text:span><text:span text:style-name="T2"> double </text:span><text:span text:style-name="T1">»</text:span></text:p>
      <text:p text:style-name="P11"/>
      <text:p text:style-name="P4"><text:span text:style-name="T3">Exercice 2.2 Ecrire un programme qui demande </text:span><text:span text:style-name="T4">un nombre</text:span><text:span text:style-name="T3"> à l’utilisateur, puis qui </text:span><text:span text:style-name="T4">calcule</text:span><text:span text:style-name="T3"> et </text:span><text:span text:style-name="T4">affiche</text:span><text:span text:style-name="T3"> le carré de ce nombre.</text:span></text:p>
      <text:p text:style-name="P5"/>
      <text:p text:style-name="P12">Entrer votre nombre</text:p>
      <text:p text:style-name="P9"><text:span text:style-name="T5">Lire nombre : </text:span><text:span text:style-name="T7">X </text:span></text:p>
      <text:p text:style-name="P13">A← X ^2</text:p>
      <text:p text:style-name="P6"><text:span text:style-name="T6">écrire </text:span><text:span text:style-name="T8">RÉSULTAT</text:span></text:p>
      <text:p text:style-name="P13"/>
      <text:p text:style-name="P8"><text:span text:style-name="T5">Exercice 2.3 Ecrire un programme qu</text:span><text:span text:style-name="T10">i lit le prix HT</text:span><text:span text:style-name="T5"> d’un article, l</text:span><text:span text:style-name="T10">e nombre d’articles</text:span><text:span text:style-name="T5"> et </text:span><text:span text:style-name="T10">le taux de TVA</text:span><text:span text:style-name="T5">, et qui f</text:span><text:span text:style-name="T10">ournit le prix total TTC </text:span><text:span text:style-name="T5">correspondant. Faire en sorte que des libellés apparaissent clairement.</text:span></text:p>
      <text:p text:style-name="P14"/>
      <text:p text:style-name="P7"><text:span text:style-name="T5">Entrer </text:span><text:span text:style-name="T7">PRIX</text:span></text:p>
      <text:p text:style-name="P15">Lire : </text:p>
      <text:p text:style-name="P15">A← X – 20 %</text:p>
      <text:p text:style-name="P10"><text:span text:style-name="T5">B</text:span><text:span text:style-name="T7">← </text:span></text:p>
      <text:p text:style-name="P1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8:52:34.402859344</meta:creation-date>
    <meta:editing-duration>PT2H54M2S</meta:editing-duration>
    <meta:editing-cycles>2</meta:editing-cycles>
    <meta:generator>LibreOffice/6.4.7.2$Linux_X86_64 LibreOffice_project/40$Build-2</meta:generator>
    <dc:date>2022-03-28T11:56:36.128592542</dc:date>
    <meta:document-statistic meta:table-count="0" meta:image-count="0" meta:object-count="0" meta:page-count="1" meta:paragraph-count="19" meta:word-count="136" meta:character-count="753" meta:non-whitespace-character-count="623"/>
  </office:meta>
</office:document-meta>
</file>